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2000001C099078B5DA592E9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4.778cm" draw:z-index="0"><draw:image xlink:href="Pictures/1000000100000322000001C099078B5DA592E9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4:26:35.985409505</meta:creation-date>
    <dc:date>2023-10-22T14:26:57.059929428</dc:date>
    <meta:editing-duration>PT2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